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4.068cm" style:use-optimal-column-width="false"/>
    </style:style>
    <style:style style:name="co2" style:family="table-column">
      <style:table-column-properties style:column-width="3.202cm" style:use-optimal-column-width="false"/>
    </style:style>
    <style:style style:name="co3" style:family="table-column">
      <style:table-column-properties style:column-width="3.572cm" style:use-optimal-column-width="false"/>
    </style:style>
    <style:style style:name="co4" style:family="table-column">
      <style:table-column-properties style:column-width="4.352cm" style:use-optimal-column-width="false"/>
    </style:style>
    <style:style style:name="co5" style:family="table-column">
      <style:table-column-properties style:column-width="5.428cm" style:use-optimal-column-width="false"/>
    </style:style>
    <style:style style:name="ro1" style:family="table-row">
      <style:table-row-properties style:row-height="1.426cm"/>
    </style:style>
    <style:style style:name="ro2" style:family="table-row">
      <style:table-row-properties style:row-height="1.509cm"/>
    </style:style>
    <style:style style:name="ro3" style:family="table-row">
      <style:table-row-properties style:row-height="1.428cm"/>
    </style:style>
    <style:style style:name="ce1" style:family="table-cell">
      <loext:graphic-properties style:repeat="repeat"/>
    </style:style>
    <style:style style:name="P1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0.841cm" svg:height="4.362cm" svg:x="2.659cm" svg:y="1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Identifiant</text:p>
              </table:table-cell>
              <table:table-cell>
                <text:p text:style-name="P1">Prénom</text:p>
              </table:table-cell>
              <table:table-cell>
                <text:p text:style-name="P1">Nom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Jean</text:p>
              </table:table-cell>
              <table:table-cell>
                <text:p text:style-name="P2">Dupont</text:p>
              </table:table-cell>
            </table:table-row>
            <table:table-row table:style-name="ro3" table:default-cell-style-name="ce1">
              <table:table-cell>
                <text:p text:style-name="P2">2</text:p>
              </table:table-cell>
              <table:table-cell>
                <text:p text:style-name="P2">Jean</text:p>
              </table:table-cell>
              <table:table-cell>
                <text:p text:style-name="P2"><text:s/>Dupo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779cm" svg:height="4.362cm" svg:x="2.553cm" svg:y="6.61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Identifiant</text:p>
              </table:table-cell>
              <table:table-cell>
                <text:p text:style-name="P1">Sport</text:p>
              </table:table-cell>
            </table:table-row>
            <table:table-row table:style-name="ro2" table:default-cell-style-name="ce1">
              <table:table-cell>
                <text:p text:style-name="P2">1</text:p>
              </table:table-cell>
              <table:table-cell>
                <text:p text:style-name="P2">Pétanque</text:p>
              </table:table-cell>
            </table:table-row>
            <table:table-row table:style-name="ro3" table:default-cell-style-name="ce1">
              <table:table-cell>
                <text:p text:style-name="P2">2</text:p>
              </table:table-cell>
              <table:table-cell>
                <text:p text:style-name="P2">Curling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1" draw:text-style-name="P3" draw:layer="layout" svg:width="4.231cm" svg:height="3.364cm" draw:transform="rotate (-2.2774801409274) translate (5.25939027621848cm 5.48515337327626cm)" svg:viewBox="0 0 4232 3365" svg:d="M0 3365c5391 0 4096-3365 4096-3365">
          <text:p/>
        </draw:path>
        <draw:path draw:style-name="gr1" draw:text-style-name="P3" draw:layer="layout" svg:width="5.144cm" svg:height="1.943cm" draw:transform="rotate (-1.93207948195772) translate (4.41860762964004cm 5.48719455851623cm)" svg:viewBox="0 0 5145 1944" svg:d="M0 1944c4810 0 5145-1944 5145-194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rajerison</meta:initial-creator>
    <meta:creation-date>2018-09-28T10:48:46.699000000</meta:creation-date>
    <dc:date>2018-09-28T10:54:41.649000000</dc:date>
    <dc:creator>mathieu rajerison</dc:creator>
    <meta:editing-duration>PT5M56S</meta:editing-duration>
    <meta:editing-cycles>1</meta:editing-cycles>
    <meta:document-statistic meta:object-count="4"/>
    <meta:generator>LibreOffice/5.0.6.3$Windows_X86_64 LibreOffice_project/490fc03b25318460cfc54456516ea2519c11d1aa</meta:generator>
  </office:meta>
</office:document-meta>
</file>